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WenQuanYi Zen Hei" svg:font-family="'WenQuanYi Zen Hei'"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Partnership With Parents Policy</text:h>
      <text:p text:style-name="Text_20_body"><text:s/>It is very important for your child that we work together. This will give your child consistency and continuity of care, meaning they won't become confused about different standards of behaviour and boundaries. </text:p>
      <text:p text:style-name="Text_20_body">As parents/carers you are the central adults in your child's life and the ones making decisions on their behalf. I will endeavour to work closely with you in order to carry out your wishes for your child wherever I can. It is therefore important we have an excellent communication system. </text:p>
      <text:p text:style-name="Text_20_body">I appreciate that as a working parent you will be in a rush to go to work in the mornings and in the evenings you may well be tired and need to go as quickly as possible, so I like to use a Parent/Childminder daily diary for communications for children who are under 3 years old. I will complete a page each day that will include what your child has eaten, naps, activities, milestones achieved etc. I would request that you use this book to note down anything you feel is important about your child's time away from the setting, for example a disturbed sleep or if they're not feeling very well. This will help me provide the best care I can. When a child is older than 3 years I encourage them to share these details with you themselves, so a book is not necessary. If you wish to continue to use a daily diary book after your child turns 3, this can be done on request.</text:p>
      <text:p text:style-name="Text_20_body">I am always happy to discuss your child and their care with you at any time that is convenient to us both, whether in person or over the phone. </text:p>
      <text:p text:style-name="Text_20_body">I would also appreciate if you could inform me if there are any changes to contact numbers for yourselves, including work and mobile numbers and those of your emergency contacts. It is imperative that I always have a way to reach you in case of emergency. </text:p>
      <text:p text:style-name="Text_20_body">As your child grows and develops events will occur that are very important for us to discuss in order for us to work together to create consistency for your child and for me to incorporate your wishes into my care routine. These could include weaning, potty training, managing behaviour, starting school etc. </text:p>
      <text:p text:style-name="Text_20_body">If you have any concerns or issues regarding the care I am providing for your child please do let me know and I will aim to clear up the matter as quickly as possible.</text:p>
      <text:p text:style-name="Text_20_body">I am very much looking forward to working in partnership with you to care for your child and I welcome parents/carers suggestions and where possible will implement them. </text:p>
      <text:p text:style-name="Text_20_body">Date: 07/06/2014</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DejaVu Sans1" svg:font-family="'DejaVu 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WenQuanYi Zen Hei"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26T18:26:23</meta:creation-date>
    <dc:date>2014-06-08T17:23:15</dc:date>
    <meta:editing-duration>PT1H5M8S</meta:editing-duration>
    <meta:editing-cycles>8</meta:editing-cycles>
    <meta:generator>LibreOffice/3.5$Linux_X86_64 LibreOffice_project/350m1$Build-2</meta:generator>
    <dc:creator>Ross Fenning</dc:creator>
    <meta:document-statistic meta:table-count="0" meta:image-count="0" meta:object-count="0" meta:page-count="1" meta:paragraph-count="10" meta:word-count="446" meta:character-count="2466" meta:non-whitespace-character-count="2023"/>
  </office:meta>
</office:document-meta>
</file>